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3309de"/>
    </style:style>
    <style:style style:name="P2" style:family="paragraph" style:parent-style-name="Standard">
      <style:text-properties fo:font-style="normal" officeooo:paragraph-rsid="003309de" style:font-style-asian="normal" style:font-style-complex="normal"/>
    </style:style>
    <style:style style:name="P3" style:family="paragraph" style:parent-style-name="Standard">
      <style:text-properties fo:font-style="normal" officeooo:paragraph-rsid="003543a0" style:font-style-asian="normal" style:font-style-complex="normal"/>
    </style:style>
    <style:style style:name="P4" style:family="paragraph" style:parent-style-name="Standard">
      <style:text-properties style:font-name="Courier New" fo:font-size="11pt" fo:font-style="normal" officeooo:paragraph-rsid="003543a0" style:font-size-asian="11pt" style:font-style-asian="normal" style:font-size-complex="11pt" style:font-style-complex="normal"/>
    </style:style>
    <style:style style:name="P5" style:family="paragraph" style:parent-style-name="Standard">
      <style:text-properties style:font-name="Courier New" fo:font-size="11pt" fo:font-style="normal" fo:font-weight="bold" officeooo:paragraph-rsid="003543a0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Text_20_body">
      <style:text-properties officeooo:paragraph-rsid="003309de"/>
    </style:style>
    <style:style style:name="P7" style:family="paragraph" style:parent-style-name="Standard" style:list-style-name="L1">
      <style:text-properties officeooo:paragraph-rsid="003309de"/>
    </style:style>
    <style:style style:name="P8" style:family="paragraph" style:parent-style-name="Standard" style:list-style-name="L1">
      <style:text-properties officeooo:paragraph-rsid="0034a8f8"/>
    </style:style>
    <style:style style:name="P9" style:family="paragraph" style:parent-style-name="Standard" style:list-style-name="L2">
      <style:text-properties officeooo:paragraph-rsid="003309de"/>
    </style:style>
    <style:style style:name="P10" style:family="paragraph" style:parent-style-name="Standard" style:list-style-name="L2">
      <style:text-properties officeooo:paragraph-rsid="0034a8f8"/>
    </style:style>
    <style:style style:name="P11" style:family="paragraph" style:parent-style-name="Standard">
      <style:text-properties fo:font-style="normal" officeooo:rsid="003309de" officeooo:paragraph-rsid="003309de" style:font-style-asian="normal" style:font-style-complex="normal"/>
    </style:style>
    <style:style style:name="P12" style:family="paragraph" style:parent-style-name="Standard">
      <style:text-properties style:font-name="Courier New" fo:font-size="11pt" fo:font-style="normal" fo:font-weight="bold" officeooo:rsid="003309de" officeooo:paragraph-rsid="003543a0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 style:list-style-name="L3">
      <style:text-properties officeooo:paragraph-rsid="003ac3bb"/>
    </style:style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>
      <style:text-properties officeooo:paragraph-rsid="003309de"/>
    </style:style>
    <style:style style:name="P18" style:family="paragraph" style:parent-style-name="Text_20_body" style:list-style-name="L7">
      <style:text-properties fo:font-style="normal" officeooo:paragraph-rsid="0038622c" style:font-style-asian="normal" style:font-style-complex="normal"/>
    </style:style>
    <style:style style:name="P19" style:family="paragraph" style:parent-style-name="Text_20_body">
      <style:text-properties fo:font-style="normal" officeooo:paragraph-rsid="0038622c" style:font-style-asian="normal" style:font-style-complex="normal"/>
    </style:style>
    <style:style style:name="P20" style:family="paragraph" style:parent-style-name="Text_20_body">
      <style:text-properties officeooo:paragraph-rsid="003a0e99"/>
    </style:style>
    <style:style style:name="P21" style:family="paragraph" style:parent-style-name="Heading_20_1">
      <style:text-properties officeooo:paragraph-rsid="0026306d"/>
    </style:style>
    <style:style style:name="P22" style:family="paragraph" style:parent-style-name="Heading_20_2">
      <style:text-properties officeooo:paragraph-rsid="003309de"/>
    </style:style>
    <style:style style:name="P23" style:family="paragraph" style:parent-style-name="Heading_20_2">
      <style:text-properties officeooo:rsid="003309de" officeooo:paragraph-rsid="003309de"/>
    </style:style>
    <style:style style:name="P24" style:family="paragraph" style:parent-style-name="Heading_20_2">
      <style:text-properties fo:font-style="normal" officeooo:paragraph-rsid="0038622c" style:font-style-asian="normal" style:font-style-complex="normal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317ec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4a8f8" style:font-style-asian="normal" style:font-style-complex="normal"/>
    </style:style>
    <style:style style:name="T4" style:family="text">
      <style:text-properties fo:font-style="normal" officeooo:rsid="00373725" style:font-style-asian="normal" style:font-style-complex="normal"/>
    </style:style>
    <style:style style:name="T5" style:family="text">
      <style:text-properties fo:font-style="normal" fo:font-weight="bold" officeooo:rsid="00373725" fo:background-color="#ffff00" style:font-style-asian="normal" style:font-weight-asian="bold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f8854" style:font-style-asian="italic" style:font-style-complex="italic"/>
    </style:style>
    <style:style style:name="T8" style:family="text">
      <style:text-properties fo:font-style="italic" officeooo:rsid="003309de" style:font-style-asian="italic" style:font-style-complex="italic"/>
    </style:style>
    <style:style style:name="T9" style:family="text">
      <style:text-properties fo:font-style="italic" officeooo:rsid="0034a8f8" style:font-style-asian="italic" style:font-style-complex="italic"/>
    </style:style>
    <style:style style:name="T10" style:family="text">
      <style:text-properties fo:font-style="italic" officeooo:rsid="002c3794" style:font-style-asian="italic" style:font-style-complex="italic"/>
    </style:style>
    <style:style style:name="T11" style:family="text">
      <style:text-properties fo:font-style="italic" officeooo:rsid="002d6b50" style:font-style-asian="italic" style:font-style-complex="italic"/>
    </style:style>
    <style:style style:name="T12" style:family="text">
      <style:text-properties fo:font-style="italic" officeooo:rsid="0038622c" style:font-style-asian="italic" style:font-style-complex="italic"/>
    </style:style>
    <style:style style:name="T13" style:family="text">
      <style:text-properties fo:font-style="italic" officeooo:rsid="003a0e99" style:font-style-asian="italic" style:font-style-complex="italic"/>
    </style:style>
    <style:style style:name="T14" style:family="text">
      <style:text-properties fo:font-style="italic" officeooo:rsid="003ac3bb" style:font-style-asian="italic" style:font-style-complex="italic"/>
    </style:style>
    <style:style style:name="T15" style:family="text">
      <style:text-properties officeooo:rsid="0030ea28"/>
    </style:style>
    <style:style style:name="T16" style:family="text">
      <style:text-properties officeooo:rsid="000f8854"/>
    </style:style>
    <style:style style:name="T17" style:family="text">
      <style:text-properties officeooo:rsid="0012bd32"/>
    </style:style>
    <style:style style:name="T18" style:family="text">
      <style:text-properties officeooo:rsid="0024f136"/>
    </style:style>
    <style:style style:name="T19" style:family="text">
      <style:text-properties officeooo:rsid="003309de"/>
    </style:style>
    <style:style style:name="T20" style:family="text">
      <style:text-properties fo:font-weight="bold" officeooo:rsid="003309de" fo:background-color="#ffff00" style:font-weight-asian="bold" style:font-weight-complex="bold"/>
    </style:style>
    <style:style style:name="T21" style:family="text">
      <style:text-properties fo:font-weight="bold" officeooo:rsid="003543a0" fo:background-color="#ffff00" style:font-weight-asian="bold" style:font-weight-complex="bold"/>
    </style:style>
    <style:style style:name="T22" style:family="text">
      <style:text-properties fo:font-weight="bold" officeooo:rsid="003a0e99" fo:background-color="#ffff00" style:font-weight-asian="bold" style:font-weight-complex="bold"/>
    </style:style>
    <style:style style:name="T23" style:family="text">
      <style:text-properties style:font-name="Courier 10 Pitch" fo:font-size="10pt" fo:font-style="italic" officeooo:rsid="0034a8f8" style:font-size-asian="10pt" style:font-style-asian="italic" style:font-size-complex="10pt" style:font-style-complex="italic"/>
    </style:style>
    <style:style style:name="T24" style:family="text">
      <style:text-properties officeooo:rsid="003543a0"/>
    </style:style>
    <style:style style:name="T25" style:family="text">
      <style:text-properties officeooo:rsid="003720f9"/>
    </style:style>
    <style:style style:name="T26" style:family="text">
      <style:text-properties style:font-name="Courier 10 Pitch" fo:font-size="11pt" style:font-size-asian="11pt" style:font-size-complex="11pt"/>
    </style:style>
    <style:style style:name="T27" style:family="text">
      <style:text-properties style:font-name="Courier 10 Pitch" fo:font-size="11pt" officeooo:rsid="003543a0" style:font-size-asian="11pt" style:font-size-complex="11pt"/>
    </style:style>
    <style:style style:name="T28" style:family="text">
      <style:text-properties style:font-name="Courier 10 Pitch" fo:font-size="11pt" officeooo:rsid="002c3794" style:font-size-asian="11pt" style:font-size-complex="11pt"/>
    </style:style>
    <style:style style:name="T29" style:family="text">
      <style:text-properties style:font-name="Courier 10 Pitch" fo:font-size="11pt" fo:font-style="italic" officeooo:rsid="002c3794" style:font-size-asian="11pt" style:font-style-asian="italic" style:font-size-complex="11pt" style:font-style-complex="italic"/>
    </style:style>
    <style:style style:name="T30" style:family="text">
      <style:text-properties style:font-name="Courier 10 Pitch" fo:font-size="11pt" fo:font-style="italic" officeooo:rsid="0038622c" style:font-size-asian="11pt" style:font-style-asian="italic" style:font-size-complex="11pt" style:font-style-complex="italic"/>
    </style:style>
    <style:style style:name="T31" style:family="text">
      <style:text-properties style:font-name="Courier 10 Pitch" fo:font-style="italic" officeooo:rsid="003ac3bb" style:font-style-asian="italic" style:font-style-complex="italic"/>
    </style:style>
    <style:style style:name="T32" style:family="text">
      <style:text-properties style:font-name="Courier 10 Pitch" officeooo:rsid="003ac3bb"/>
    </style:style>
    <style:style style:name="T33" style:family="text">
      <style:text-properties officeooo:rsid="002d6b50"/>
    </style:style>
    <style:style style:name="T34" style:family="text">
      <style:text-properties officeooo:rsid="002c3794"/>
    </style:style>
    <style:style style:name="T35" style:family="text">
      <style:text-properties officeooo:rsid="0038622c"/>
    </style:style>
    <style:style style:name="T36" style:family="text">
      <style:text-properties officeooo:rsid="003a0e99"/>
    </style:style>
    <style:style style:name="T37" style:family="text">
      <style:text-properties officeooo:rsid="003ac3b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1 Introduction<text:tab/>1</text:p>
          <text:p text:style-name="P25">2 Setup and Configuration<text:tab/>1</text:p>
          <text:p text:style-name="P26">2.1 Installation<text:tab/>1</text:p>
          <text:p text:style-name="P26">2.2 JBoss Developer Studio 5 Configuration<text:tab/>2</text:p>
          <text:p text:style-name="P26">2.3 Configure and start the JBoss Enterprise SOA Platform<text:tab/>2</text:p>
          <text:p text:style-name="P25">3 Running tests in the framework<text:tab/>3</text:p>
        </text:index-body>
      </text:table-of-content>
      <text:p text:style-name="Standard"/>
      <text:h text:style-name="Heading_20_1" text:outline-level="1">Introduction</text:h>
      <text:h text:style-name="Heading_20_1" text:outline-level="1">Setup and Configuration</text:h>
      <text:h text:style-name="P23" text:outline-level="2">Installation</text:h>
      <text:p text:style-name="P6"><text:span text:style-name="T19">[</text:span><text:span text:style-name="T20">TODO</text:span><text:span text:style-name="T19">] Install the test framework.</text:span></text:p>
      <text:p text:style-name="P1"/>
      <text:p text:style-name="P1"/>
      <text:p text:style-name="P1">Next, download <text:span text:style-name="T19">Enterprise Application</text:span> Platform and BRMS Platform from the Red Hat Customer Portal (<text:a xlink:type="simple" xlink:href="https://access.redhat.com/jbossnetwork">https://access.redhat.com/jbossnetwork</text:a>).</text:p>
      <text:p text:style-name="P1"/>
      <text:p text:style-name="P1">Download <text:span text:style-name="T19">Enterprise Application</text:span> Platform:</text:p>
      <text:list xml:id="list12463538461" text:style-name="L1">
        <text:list-item>
          <text:p text:style-name="P7">Under <text:span text:style-name="T6">JBoss Enterprise Platforms</text:span>, select the <text:span text:style-name="T6">A</text:span><text:span text:style-name="T8">pplication</text:span><text:span text:style-name="T6"> Platform</text:span><text:span text:style-name="T2"> product.</text:span></text:p>
        </text:list-item>
        <text:list-item>
          <text:p text:style-name="P7"><text:span text:style-name="T2">Select version </text:span><text:span text:style-name="T8">6</text:span><text:span text:style-name="T6">.0.</text:span><text:span text:style-name="T8">1</text:span><text:span text:style-name="T2"> in the </text:span><text:span text:style-name="T6">Version</text:span><text:span text:style-name="T2"> field.</text:span></text:p>
        </text:list-item>
        <text:list-item>
          <text:p text:style-name="P8"><text:span text:style-name="T2">Download </text:span><text:span text:style-name="T6">Application Platform 6.0.1</text:span><text:span text:style-name="T3"> (</text:span><text:span text:style-name="T23">jboss-eap-6.0.1.zip</text:span><text:span text:style-name="T3">)</text:span><text:span text:style-name="T9">.</text:span></text:p>
        </text:list-item>
      </text:list>
      <text:p text:style-name="P2"><text:line-break/>Download BRMS Platform:</text:p>
      <text:list xml:id="list1365412055" text:style-name="L2">
        <text:list-item>
          <text:p text:style-name="P9">Under <text:span text:style-name="T6">JBoss Enterprise Platforms</text:span>, select the <text:span text:style-name="T6">BRMS Platform</text:span><text:span text:style-name="T2"> product.</text:span></text:p>
        </text:list-item>
        <text:list-item>
          <text:p text:style-name="P9"><text:span text:style-name="T2">Select version </text:span><text:span text:style-name="T6">5.3.</text:span><text:span text:style-name="T9">1</text:span><text:span text:style-name="T2"> in the </text:span><text:span text:style-name="T6">Version</text:span><text:span text:style-name="T2"> field.</text:span></text:p>
        </text:list-item>
        <text:list-item>
          <text:p text:style-name="P10"><text:span text:style-name="T2">Download </text:span><text:span text:style-name="T6">JBoss BRMS 5.3.1 Deployable for EAP 6</text:span><text:span text:style-name="T2"> </text:span><text:span text:style-name="T3">(</text:span><text:span text:style-name="T23">brms-p-5.3.1.GA-deployable-ee6.zip</text:span><text:span text:style-name="T3">)</text:span><text:span text:style-name="T2">.</text:span></text:p>
        </text:list-item>
      </text:list>
      <text:p text:style-name="P11"/>
      <text:p text:style-name="P3">Now copy both files to the <text:span text:style-name="T24">[</text:span><text:span text:style-name="T21">TODO</text:span><text:span text:style-name="T24">]</text:span> <text:span text:style-name="T6">installs</text:span> folder. Ensure that these files are executable by running:</text:p>
      <text:p text:style-name="P3"/>
      <text:p text:style-name="P5">$ chmod +x &lt;path-to-project&gt;/installs/<text:span text:style-name="T24">jboss-ea</text:span>p-<text:span text:style-name="T24">6</text:span>.0.<text:span text:style-name="T24">1</text:span>.zip</text:p>
      <text:p text:style-name="P5">$ chmod +x &lt;path-to-project&gt;/installs/brms-p-5.3.<text:span text:style-name="T24">1</text:span>.GA-deployable<text:span text:style-name="T24">-ee6</text:span>.zip</text:p>
      <text:p text:style-name="P4"/>
      <text:p text:style-name="P3">Lastly, from the <text:span text:style-name="T24">[</text:span><text:span text:style-name="T21">TODO</text:span><text:span text:style-name="T24">]</text:span> folder, run the <text:span text:style-name="T6">init.sh</text:span> script:</text:p>
      <text:p text:style-name="P3"/>
      <text:p text:style-name="P12">$ ./init.sh</text:p>
      <text:p text:style-name="Standard"/>
      <text:p text:style-name="Standard">When the script completes you will have a new folder named <text:span text:style-name="T26">jboss-</text:span><text:span text:style-name="T27">ea</text:span><text:span text:style-name="T26">p-</text:span><text:span text:style-name="T27">6.0</text:span> in the <text:span text:style-name="T24">[</text:span><text:span text:style-name="T21">TODO</text:span><text:span text:style-name="T24">]</text:span> target folder. The <text:span text:style-name="T26">jboss-</text:span><text:span text:style-name="T27">ea</text:span><text:span text:style-name="T26">p-</text:span><text:span text:style-name="T27">6.0</text:span> folder is a ready to run <text:span text:style-name="T24">Enterprise </text:span>A<text:span text:style-name="T24">pplication</text:span> Platform <text:span text:style-name="T24">6</text:span>.<text:span text:style-name="T24">0.1</text:span> server runtime with the needed BRMS parts deployed into it and the following modifications made:</text:p>
      <text:list xml:id="list1745843058" text:style-name="L3">
        <text:list-item>
          <text:p text:style-name="P13"><text:span text:style-name="T37">An </text:span><text:span text:style-name="T14">admin</text:span><text:span text:style-name="T37"> account is enabled (password is </text:span><text:span text:style-name="T14">admin</text:span><text:span text:style-name="T37">) for the </text:span><text:span text:style-name="T31">brms</text:span><text:span text:style-name="T37"> security domain; this domain is used in both the BRMS interface (Guvnor) and the Business Central interface (jBPM console).</text:span></text:p>
        </text:list-item>
        <text:list-item>
          <text:p text:style-name="P13"><text:span text:style-name="T37">The data source required for jBPM 5 is added.</text:span></text:p>
        </text:list-item>
      </text:list>
      <text:h text:style-name="P22" text:outline-level="2"><text:soft-page-break/>JBoss Developer Studio <text:span text:style-name="T15">5 </text:span>Configuration</text:h>
      <text:p text:style-name="P6">In this section, you will configure JBoss Developer Studio. <text:s/>Specifically you will add the <text:span text:style-name="T19">Enterprise Application</text:span> Platform <text:span text:style-name="T19">6</text:span>.<text:span text:style-name="T19">0.1</text:span> server runtime environment.</text:p>
      <text:p text:style-name="P6">Important: It is assumed that you already have JBoss Developer Studio installed. Th<text:span text:style-name="T25">e</text:span> <text:span text:style-name="T25">framework</text:span> has been tested with JBoss Developer Studio 5.<text:span text:style-name="T16">0.</text:span><text:span text:style-name="T17">0</text:span><text:span text:style-name="T16">.GA</text:span>.</text:p>
      <text:p text:style-name="Standard">Launch <text:s/>JBoss Developer Studio:</text:p>
      <text:list xml:id="list1959261135" text:style-name="L4">
        <text:list-item>
          <text:p text:style-name="P14">Either select or switch to a new workspace by pointing to the <text:span text:style-name="T19">[</text:span><text:span text:style-name="T20">TODO</text:span><text:span text:style-name="T19">]</text:span><text:span text:style-name="T2"> folder.</text:span></text:p>
        </text:list-item>
        <text:list-item>
          <text:p text:style-name="P14">If the <text:span text:style-name="T6">Welcome to JBoss Developer Studio</text:span> screen appears, dismiss it by click the Workbench arrow in the upper right.</text:p>
        </text:list-item>
      </text:list>
      <text:p text:style-name="Standard"/>
      <text:p text:style-name="Standard">Install SOA tools for BRMS:</text:p>
      <text:list xml:id="list1275482113" text:style-name="L5">
        <text:list-item>
          <text:p text:style-name="P15"><text:span text:style-name="T16">Open the JBoss Central view (</text:span><text:span text:style-name="T7">Help → JBoss Central</text:span><text:span text:style-name="T16">), open the </text:span><text:span text:style-name="T7">Software/Update</text:span><text:span text:style-name="T16"> tab, check the </text:span><text:span text:style-name="T7">Business Rules Tooling</text:span><text:span text:style-name="T16"> box and hit the Install button at the bottom.</text:span></text:p>
        </text:list-item>
        <text:list-item>
          <text:p text:style-name="P15">Follow the installation dialogue by <text:span text:style-name="T18">selecting all features, </text:span>accepting licenses and approving of warnings. Finally restart JBoss Developer Studio to complete the installation.</text:p>
        </text:list-item>
      </text:list>
      <text:p text:style-name="Standard"/>
      <text:p text:style-name="Standard">Detect and add a <text:span text:style-name="T19">EA</text:span>P <text:span text:style-name="T19">6</text:span>.<text:span text:style-name="T19">0.1</text:span> runtime environment:</text:p>
      <text:list xml:id="list1366901136" text:style-name="L6">
        <text:list-item>
          <text:p text:style-name="P16"><text:span text:style-name="T2">Select </text:span><text:span text:style-name="T6">Preferences</text:span><text:span text:style-name="T2"> from the </text:span><text:span text:style-name="T6">Window</text:span><text:span text:style-name="T2"> menu.</text:span></text:p>
        </text:list-item>
        <text:list-item>
          <text:p text:style-name="P16"><text:span text:style-name="T2">In the left hand side, expand </text:span><text:span text:style-name="T6">JBoss Tools</text:span><text:span text:style-name="T2"> and then select </text:span><text:span text:style-name="T6">JBoss Tool Runtime Detection</text:span></text:p>
        </text:list-item>
        <text:list-item>
          <text:p text:style-name="P16"><text:span text:style-name="T2">Select the Add button and navigate to the </text:span><text:span text:style-name="T4">[</text:span><text:span text:style-name="T5">TODO</text:span><text:span text:style-name="T4">]</text:span><text:span text:style-name="T6">/target</text:span><text:span text:style-name="T2"> folder, then select </text:span><text:span text:style-name="T6">OK</text:span><text:span text:style-name="T2">.</text:span></text:p>
        </text:list-item>
        <text:list-item>
          <text:p text:style-name="P16"><text:span text:style-name="T2">The </text:span><text:span text:style-name="T4">E</text:span><text:span text:style-name="T2">AP </text:span><text:span text:style-name="T4">6</text:span><text:span text:style-name="T2">.</text:span><text:span text:style-name="T4">0</text:span><text:span text:style-name="T2"> runtime created earlier should have been found and selected. <text:s/>If so, select </text:span><text:span text:style-name="T6">OK</text:span><text:span text:style-name="T2">.</text:span></text:p>
        </text:list-item>
        <text:list-item>
          <text:p text:style-name="P16"><text:span text:style-name="T2">Select </text:span><text:span text:style-name="T6">OK</text:span><text:span text:style-name="T2"> again to close the Preferences dialog window.</text:span></text:p>
        </text:list-item>
      </text:list>
      <text:p text:style-name="Standard"><text:span text:style-name="T2"/></text:p>
      <text:h text:style-name="P24" text:outline-level="2"><text:span text:style-name="T34">Configure and s</text:span>tart the JBoss Enterprise SOA Platform</text:h>
      <text:p text:style-name="P19">In this section, you will start the server from within JBoss Developer Studio, <text:span text:style-name="T34">but before that you will make sure that the server will get enough memory for the additional BRMS functionality</text:span>.</text:p>
      <text:list xml:id="list1988651560" text:style-name="L7">
        <text:list-item>
          <text:p text:style-name="P18">Select the <text:span text:style-name="T6">Servers</text:span> view<text:line-break/>If it is currently not open, select <text:span text:style-name="T6">Show View --&gt; Other...</text:span> from the <text:span text:style-name="T6">Window</text:span> menu and search for the <text:span text:style-name="T6">Servers</text:span> view.</text:p>
        </text:list-item>
        <text:list-item>
          <text:p text:style-name="P18">You should see the <text:span text:style-name="T6">jboss-</text:span><text:span text:style-name="T12">ea</text:span><text:span text:style-name="T6">p</text:span><text:span text:style-name="T12">-6.0</text:span> server you created in section 2.2.</text:p>
        </text:list-item>
        <text:list-item>
          <text:p text:style-name="P18"><text:span text:style-name="T34">Double click on </text:span><text:span text:style-name="T10">jboss-</text:span><text:span text:style-name="T12">eap-6.0</text:span><text:span text:style-name="T34"> to open the server's overview page. Under </text:span><text:span text:style-name="T10">General Information</text:span><text:span text:style-name="T34">, click the link </text:span><text:span text:style-name="T10">Open launch configuration</text:span><text:span text:style-name="T34">.</text:span></text:p>
        </text:list-item>
        <text:list-item>
          <text:p text:style-name="P18"><text:span text:style-name="T35">On the </text:span><text:span text:style-name="T12">Arguments</text:span><text:span text:style-name="T35"> tab, c</text:span><text:span text:style-name="T34">hange the VM arguments from <text:line-break/> <text:s text:c="3"/></text:span><text:span text:style-name="T28">'</text:span><text:span text:style-name="T29">-Xms256m -Xmx768m </text:span><text:span text:style-name="T30">-XX:MaxPermSize=256m</text:span><text:span text:style-name="T28">'</text:span><text:span text:style-name="T34"><text:line-break/>to<text:line-break/> <text:s text:c="3"/></text:span><text:span text:style-name="T28">'</text:span><text:span text:style-name="T29">-Xms1303m -Xmx1303m </text:span><text:span text:style-name="T30">-XX:MaxPermSize=512m</text:span><text:span text:style-name="T28">'</text:span><text:span text:style-name="T34"><text:line-break/>(leave the rest of the parameters as they are), </text:span><text:span text:style-name="T33">and close the pop-up with the </text:span><text:span text:style-name="T11">OK</text:span><text:span text:style-name="T33"> button</text:span><text:span text:style-name="T34">. </text:span><text:span text:style-name="T33">You can also close the overview page now.</text:span></text:p>
        </text:list-item>
        <text:list-item>
          <text:p text:style-name="P18"><text:span text:style-name="T2">Right click on </text:span><text:span text:style-name="T6">jboss-</text:span><text:span text:style-name="T13">eap-6.0</text:span><text:span text:style-name="T2"> and select </text:span><text:span text:style-name="T6">Start</text:span><text:span text:style-name="T2"> from the pop-up menu. In a few </text:span><text:span text:style-name="T36">seconds</text:span><text:span text:style-name="T2"> your JBoss Enterprise A</text:span><text:span text:style-name="T36">pplication</text:span><text:span text:style-name="T2"> Platform </text:span><text:span text:style-name="T33">with BRMS </text:span><text:span text:style-name="T2">will be running.</text:span></text:p>
        </text:list-item>
      </text:list>
      <text:h text:style-name="P21" text:outline-level="1"><text:soft-page-break/>Running <text:span text:style-name="T1">tests in the framework</text:span></text:h>
      <text:p text:style-name="P20"><text:span text:style-name="T36">[</text:span><text:span text:style-name="T22">TODO</text:span><text:span text:style-name="T36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3-01-14T18:57:31</dc:date>
    <meta:editing-duration>P3DT12H54M32S</meta:editing-duration>
    <meta:editing-cycles>67</meta:editing-cycles>
    <meta:generator>LibreOffice/3.6$Linux_X86_64 LibreOffice_project/360m1$Build-2</meta:generator>
    <dc:creator>Maurice </dc:creator>
    <meta:document-statistic meta:table-count="0" meta:image-count="0" meta:object-count="0" meta:page-count="3" meta:paragraph-count="52" meta:word-count="639" meta:character-count="4097" meta:non-whitespace-character-count="3526"/>
  </office:meta>
</office:document-meta>
</file>